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5000 iterations, Release bui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2"/>
          <table:table-cell table:style-name="Default" table:number-columns-repeated="6"/>
          <table:table-cell table:style-name="ce2" table:number-columns-repeated="1009"/>
        </table:table-row>
        <table:table-row table:style-name="ro1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187">
            <text:p>187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2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>
            <text:p>Page Load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Create DOM</text:p>
          </table:table-cell>
          <table:table-cell office:value-type="float" office:value="7074">
            <text:p>7074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Modify DOM</text:p>
          </table:table-cell>
          <table:table-cell office:value-type="float" office:value="4220">
            <text:p>422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]+[.E5])/2" office:value-type="float" office:value="979">
            <text:p>979</text:p>
          </table:table-cell>
          <table:table-cell table:formula="of:=([.B5]+[.C5])/2" office:value-type="float" office:value="687">
            <text:p>687</text:p>
          </table:table-cell>
          <table:table-cell table:formula="of:=([.F5]+[.G5])/2" office:value-type="float" office:value="624">
            <text:p>62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6]+[.E6])/2" office:value-type="float" office:value="6609">
            <text:p>6609</text:p>
          </table:table-cell>
          <table:table-cell table:formula="of:=([.B6]+[.C6])/2" office:value-type="float" office:value="7098.5">
            <text:p>7098,5</text:p>
          </table:table-cell>
          <table:table-cell table:formula="of:=([.F6]+[.G6])/2" office:value-type="float" office:value="1343">
            <text:p>13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7]+[.E7])/2" office:value-type="float" office:value="1730">
            <text:p>1730</text:p>
          </table:table-cell>
          <table:table-cell table:formula="of:=([.B7]+[.C7])/2" office:value-type="float" office:value="4306">
            <text:p>4306</text:p>
          </table:table-cell>
          <table:table-cell table:formula="of:=([.F7]+[.G7])/2" office:value-type="float" office:value="398.5">
            <text:p>398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]+[.E8])/2" office:value-type="float" office:value="1488.5">
            <text:p>1488,5</text:p>
          </table:table-cell>
          <table:table-cell table:formula="of:=([.B8]+[.C8])/2" office:value-type="float" office:value="1264">
            <text:p>1264</text:p>
          </table:table-cell>
          <table:table-cell table:formula="of:=([.F8]+[.G8])/2" office:value-type="float" office:value="504">
            <text:p>50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44">
            <text:p>344</text:p>
          </table:table-cell>
          <table:table-cell office:value-type="float" office:value="197">
            <text:p>197</text:p>
          </table:table-cell>
          <table:table-cell office:value-type="float" office:value="416">
            <text:p>416</text:p>
          </table:table-cell>
          <table:table-cell office:value-type="float" office:value="209">
            <text:p>209</text:p>
          </table:table-cell>
          <table:table-cell office:value-type="float" office:value="398">
            <text:p>398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042">
            <text:p>1042</text:p>
          </table:table-cell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7140">
            <text:p>7140</text:p>
          </table:table-cell>
          <table:table-cell office:value-type="float" office:value="7086">
            <text:p>7086</text:p>
          </table:table-cell>
          <table:table-cell office:value-type="float" office:value="6581">
            <text:p>6581</text:p>
          </table:table-cell>
          <table:table-cell office:value-type="float" office:value="6556">
            <text:p>6556</text:p>
          </table:table-cell>
          <table:table-cell office:value-type="float" office:value="1421">
            <text:p>1421</text:p>
          </table:table-cell>
          <table:table-cell office:value-type="float" office:value="1379">
            <text:p>137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4384">
            <text:p>4384</text:p>
          </table:table-cell>
          <table:table-cell office:value-type="float" office:value="4330">
            <text:p>4330</text:p>
          </table:table-cell>
          <table:table-cell office:value-type="float" office:value="1692">
            <text:p>1692</text:p>
          </table:table-cell>
          <table:table-cell office:value-type="float" office:value="1771">
            <text:p>1771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236">
            <text:p>1236</text:p>
          </table:table-cell>
          <table:table-cell office:value-type="float" office:value="1190">
            <text:p>1190</text:p>
          </table:table-cell>
          <table:table-cell office:value-type="float" office:value="1462">
            <text:p>1462</text:p>
          </table:table-cell>
          <table:table-cell office:value-type="float" office:value="1520">
            <text:p>1520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string">
            <text:p>Note: Uncompressed lib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One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821">
            <text:p>3821</text:p>
          </table:table-cell>
          <table:table-cell office:value-type="float" office:value="4376">
            <text:p>4376</text:p>
          </table:table-cell>
          <table:table-cell office:value-type="float" office:value="2809">
            <text:p>2809</text:p>
          </table:table-cell>
          <table:table-cell office:value-type="float" office:value="3063">
            <text:p>3063</text:p>
          </table:table-cell>
          <table:table-cell office:value-type="float" office:value="867">
            <text:p>867</text:p>
          </table:table-cell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29">
            <text:p>1829</text:p>
          </table:table-cell>
          <table:table-cell office:value-type="float" office:value="2082">
            <text:p>2082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office:value-type="float" office:value="303">
            <text:p>303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59">
            <text:p>459</text:p>
          </table:table-cell>
          <table:table-cell office:value-type="float" office:value="529">
            <text:p>5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474">
            <text:p>474</text:p>
          </table:table-cell>
          <table:table-cell office:value-type="float" office:value="444">
            <text:p>4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29]+[.E29])/2" office:value-type="float" office:value="741">
            <text:p>741</text:p>
          </table:table-cell>
          <table:table-cell table:formula="of:=([.B29]+[.C29])/2" office:value-type="float" office:value="590">
            <text:p>590</text:p>
          </table:table-cell>
          <table:table-cell table:formula="of:=([.F29]+[.G29])/2" office:value-type="float" office:value="455.5">
            <text:p>45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30]+[.E30])/2" office:value-type="float" office:value="2936">
            <text:p>2936</text:p>
          </table:table-cell>
          <table:table-cell table:formula="of:=([.B30]+[.C30])/2" office:value-type="float" office:value="4098.5">
            <text:p>4098,5</text:p>
          </table:table-cell>
          <table:table-cell table:formula="of:=([.F30]+[.G30])/2" office:value-type="float" office:value="865.5">
            <text:p>86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31]+[.E31])/2" office:value-type="float" office:value="760">
            <text:p>760</text:p>
          </table:table-cell>
          <table:table-cell table:formula="of:=([.B31]+[.C31])/2" office:value-type="float" office:value="1955.5">
            <text:p>1955,5</text:p>
          </table:table-cell>
          <table:table-cell table:formula="of:=([.F31]+[.G31])/2"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32]+[.E32])/2" office:value-type="float" office:value="730.5">
            <text:p>730,5</text:p>
          </table:table-cell>
          <table:table-cell table:formula="of:=([.B32]+[.C32])/2" office:value-type="float" office:value="494">
            <text:p>494</text:p>
          </table:table-cell>
          <table:table-cell table:formula="of:=([.F32]+[.G32])/2" office:value-type="float" office:value="459">
            <text:p>45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Flyer, Android 3.2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30">
            <text:p>330</text:p>
          </table:table-cell>
          <table:table-cell office:value-type="float" office:value="216">
            <text:p>216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5">
            <text:p>555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612">
            <text:p>6612</text:p>
          </table:table-cell>
          <table:table-cell office:value-type="float" office:value="6565">
            <text:p>6565</text:p>
          </table:table-cell>
          <table:table-cell office:value-type="float" office:value="4502">
            <text:p>4502</text:p>
          </table:table-cell>
          <table:table-cell office:value-type="float" office:value="4562">
            <text:p>4562</text:p>
          </table:table-cell>
          <table:table-cell office:value-type="float" office:value="1605">
            <text:p>1605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3857">
            <text:p>3857</text:p>
          </table:table-cell>
          <table:table-cell office:value-type="float" office:value="3887">
            <text:p>388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amsung Galaxy SII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965">
            <text:p>3965</text:p>
          </table:table-cell>
          <table:table-cell office:value-type="float" office:value="4143">
            <text:p>4143</text:p>
          </table:table-cell>
          <table:table-cell office:value-type="float" office:value="2607">
            <text:p>2607</text:p>
          </table:table-cell>
          <table:table-cell office:value-type="float" office:value="2488">
            <text:p>2488</text:p>
          </table:table-cell>
          <table:table-cell office:value-type="float" office:value="1101">
            <text:p>1101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18">
            <text:p>1818</text:p>
          </table:table-cell>
          <table:table-cell office:value-type="float" office:value="1733">
            <text:p>1733</text:p>
          </table:table-cell>
          <table:table-cell office:value-type="float" office:value="556">
            <text:p>556</text:p>
          </table:table-cell>
          <table:table-cell office:value-type="float" office:value="541">
            <text:p>541</text:p>
          </table:table-cell>
          <table:table-cell office:value-type="float" office:value="253">
            <text:p>253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11">
            <text:p>511</text:p>
          </table:table-cell>
          <table:table-cell office:value-type="float" office:value="539">
            <text:p>539</text:p>
          </table:table-cell>
          <table:table-cell office:value-type="float" office:value="416">
            <text:p>416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1]+[.E51])/2" office:value-type="float" office:value="505.5">
            <text:p>505,5</text:p>
          </table:table-cell>
          <table:table-cell table:formula="of:=([.B51]+[.C51])/2" office:value-type="float" office:value="378">
            <text:p>378</text:p>
          </table:table-cell>
          <table:table-cell table:formula="of:=([.F51]+[.G51])/2" office:value-type="float" office:value="289">
            <text:p>2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52]+[.E52])/2" office:value-type="float" office:value="2547.5">
            <text:p>2547,5</text:p>
          </table:table-cell>
          <table:table-cell table:formula="of:=([.B52]+[.C52])/2" office:value-type="float" office:value="4054">
            <text:p>4054</text:p>
          </table:table-cell>
          <table:table-cell table:formula="of:=([.F52]+[.G52])/2"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53]+[.E53])/2" office:value-type="float" office:value="548.5">
            <text:p>548,5</text:p>
          </table:table-cell>
          <table:table-cell table:formula="of:=([.B53]+[.C53])/2" office:value-type="float" office:value="1775.5">
            <text:p>1775,5</text:p>
          </table:table-cell>
          <table:table-cell table:formula="of:=([.F53]+[.G53])/2" office:value-type="float" office:value="267.5">
            <text:p>267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54]+[.E54])/2" office:value-type="float" office:value="525">
            <text:p>525</text:p>
          </table:table-cell>
          <table:table-cell table:formula="of:=([.B54]+[.C54])/2" office:value-type="float" office:value="435">
            <text:p>435</text:p>
          </table:table-cell>
          <table:table-cell table:formula="of:=([.F54]+[.G54])/2" office:value-type="float" office:value="359.5">
            <text:p>359,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ony Experia S, Android 4.0.4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87">
            <text:p>187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2">
            <text:p>462</text:p>
          </table:table-cell>
          <table:table-cell office:value-type="float" office:value="402">
            <text:p>402</text:p>
          </table:table-cell>
          <table:table-cell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5824">
            <text:p>5824</text:p>
          </table:table-cell>
          <table:table-cell office:value-type="float" office:value="5882">
            <text:p>5882</text:p>
          </table:table-cell>
          <table:table-cell office:value-type="float" office:value="3506">
            <text:p>3506</text:p>
          </table:table-cell>
          <table:table-cell office:value-type="float" office:value="3426">
            <text:p>3426</text:p>
          </table:table-cell>
          <table:table-cell office:value-type="float" office:value="1235">
            <text:p>1235</text:p>
          </table:table-cell>
          <table:table-cell office:value-type="float" office:value="1197">
            <text:p>119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188">
            <text:p>2188</text:p>
          </table:table-cell>
          <table:table-cell office:value-type="float" office:value="2232">
            <text:p>2232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55">
            <text:p>955</text:p>
          </table:table-cell>
          <table:table-cell office:value-type="float" office:value="953">
            <text:p>953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419">
            <text:p>419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, Android 2.1-update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032">
            <text:p>1032</text:p>
          </table:table-cell>
          <table:table-cell office:value-type="float" office:value="502">
            <text:p>502</text:p>
          </table:table-cell>
          <table:table-cell office:value-type="float" office:value="1532">
            <text:p>1532</text:p>
          </table:table-cell>
          <table:table-cell office:value-type="float" office:value="503">
            <text:p>503</text:p>
          </table:table-cell>
          <table:table-cell office:value-type="float" office:value="1154">
            <text:p>1154</text:p>
          </table:table-cell>
          <table:table-cell office:value-type="float" office:value="469">
            <text:p>46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652">
            <text:p>1652</text:p>
          </table:table-cell>
          <table:table-cell office:value-type="float" office:value="1319">
            <text:p>1319</text:p>
          </table:table-cell>
          <table:table-cell office:value-type="float" office:value="2146">
            <text:p>2146</text:p>
          </table:table-cell>
          <table:table-cell office:value-type="float" office:value="2145">
            <text:p>2145</text:p>
          </table:table-cell>
          <table:table-cell office:value-type="float" office:value="2041">
            <text:p>2041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87050">
            <text:p>87050</text:p>
          </table:table-cell>
          <table:table-cell office:value-type="float" office:value="79310">
            <text:p>79310</text:p>
          </table:table-cell>
          <table:table-cell office:value-type="float" office:value="40560">
            <text:p>40560</text:p>
          </table:table-cell>
          <table:table-cell office:value-type="float" office:value="42180">
            <text:p>42180</text:p>
          </table:table-cell>
          <table:table-cell office:value-type="float" office:value="11830">
            <text:p>11830</text:p>
          </table:table-cell>
          <table:table-cell office:value-type="float" office:value="11460">
            <text:p>1146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5320">
            <text:p>25320</text:p>
          </table:table-cell>
          <table:table-cell office:value-type="float" office:value="24140">
            <text:p>24140</text:p>
          </table:table-cell>
          <table:table-cell office:value-type="float" office:value="12100">
            <text:p>12100</text:p>
          </table:table-cell>
          <table:table-cell office:value-type="float" office:value="11240">
            <text:p>11240</text:p>
          </table:table-cell>
          <table:table-cell office:value-type="float" office:value="3360">
            <text:p>3360</text:p>
          </table:table-cell>
          <table:table-cell office:value-type="float" office:value="3730">
            <text:p>373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000">
            <text:p>9000</text:p>
          </table:table-cell>
          <table:table-cell office:value-type="float" office:value="8700">
            <text:p>8700</text:p>
          </table:table-cell>
          <table:table-cell office:value-type="float" office:value="11470">
            <text:p>11470</text:p>
          </table:table-cell>
          <table:table-cell office:value-type="float" office:value="11360">
            <text:p>11360</text:p>
          </table:table-cell>
          <table:table-cell office:value-type="float" office:value="5020">
            <text:p>5020</text:p>
          </table:table-cell>
          <table:table-cell office:value-type="float" office:value="5200">
            <text:p>5200</text:p>
          </table:table-cell>
          <table:table-cell table:number-columns-repeated="1017"/>
        </table:table-row>
        <table:table-row table:style-name="ro1">
          <table:table-cell office:value-type="string">
            <text:p>Note: Tested on 500 iterations, then x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 S, Android 2.3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452">
            <text:p>452</text:p>
          </table:table-cell>
          <table:table-cell office:value-type="float" office:value="347">
            <text:p>347</text:p>
          </table:table-cell>
          <table:table-cell office:value-type="float" office:value="531">
            <text:p>531</text:p>
          </table:table-cell>
          <table:table-cell office:value-type="float" office:value="340">
            <text:p>34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911">
            <text:p>1911</text:p>
          </table:table-cell>
          <table:table-cell office:value-type="float" office:value="1907">
            <text:p>1907</text:p>
          </table:table-cell>
          <table:table-cell office:value-type="float" office:value="2514">
            <text:p>2514</text:p>
          </table:table-cell>
          <table:table-cell office:value-type="float" office:value="2540">
            <text:p>2540</text:p>
          </table:table-cell>
          <table:table-cell office:value-type="float" office:value="1775">
            <text:p>1775</text:p>
          </table:table-cell>
          <table:table-cell office:value-type="float" office:value="1792">
            <text:p>17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12379">
            <text:p>12379</text:p>
          </table:table-cell>
          <table:table-cell office:value-type="float" office:value="11598">
            <text:p>11598</text:p>
          </table:table-cell>
          <table:table-cell office:value-type="float" office:value="10507">
            <text:p>10507</text:p>
          </table:table-cell>
          <table:table-cell office:value-type="float" office:value="10029">
            <text:p>10029</text:p>
          </table:table-cell>
          <table:table-cell office:value-type="float" office:value="2076">
            <text:p>2076</text:p>
          </table:table-cell>
          <table:table-cell office:value-type="float" office:value="2047">
            <text:p>204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6733">
            <text:p>6733</text:p>
          </table:table-cell>
          <table:table-cell office:value-type="float" office:value="6576">
            <text:p>6576</text:p>
          </table:table-cell>
          <table:table-cell office:value-type="float" office:value="2736">
            <text:p>2736</text:p>
          </table:table-cell>
          <table:table-cell office:value-type="float" office:value="2790">
            <text:p>2790</text:p>
          </table:table-cell>
          <table:table-cell office:value-type="float" office:value="815">
            <text:p>815</text:p>
          </table:table-cell>
          <table:table-cell office:value-type="float" office:value="789">
            <text:p>78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997">
            <text:p>1997</text:p>
          </table:table-cell>
          <table:table-cell office:value-type="float" office:value="1946">
            <text:p>1946</text:p>
          </table:table-cell>
          <table:table-cell office:value-type="float" office:value="2272">
            <text:p>2272</text:p>
          </table:table-cell>
          <table:table-cell office:value-type="float" office:value="2309">
            <text:p>2309</text:p>
          </table:table-cell>
          <table:table-cell office:value-type="float" office:value="949">
            <text:p>949</text:p>
          </table:table-cell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80]+[.E80])/2" office:value-type="float" office:value="2527">
            <text:p>2527</text:p>
          </table:table-cell>
          <table:table-cell table:formula="of:=([.B80]+[.C80])/2" office:value-type="float" office:value="1909">
            <text:p>1909</text:p>
          </table:table-cell>
          <table:table-cell table:formula="of:=([.F80]+[.G80])/2" office:value-type="float" office:value="1783.5">
            <text:p>1783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81]+[.E81])/2" office:value-type="float" office:value="10268">
            <text:p>10268</text:p>
          </table:table-cell>
          <table:table-cell table:formula="of:=([.B81]+[.C81])/2" office:value-type="float" office:value="11988.5">
            <text:p>11988,5</text:p>
          </table:table-cell>
          <table:table-cell table:formula="of:=([.F81]+[.G81])/2" office:value-type="float" office:value="2061.5">
            <text:p>2061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82]+[.E82])/2" office:value-type="float" office:value="2763">
            <text:p>2763</text:p>
          </table:table-cell>
          <table:table-cell table:formula="of:=([.B82]+[.C82])/2" office:value-type="float" office:value="6654.5">
            <text:p>6654,5</text:p>
          </table:table-cell>
          <table:table-cell table:formula="of:=([.F82]+[.G82])/2" office:value-type="float" office:value="802">
            <text:p>8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3]+[.E83])/2" office:value-type="float" office:value="2290.5">
            <text:p>2290,5</text:p>
          </table:table-cell>
          <table:table-cell table:formula="of:=([.B83]+[.C83])/2" office:value-type="float" office:value="1971.5">
            <text:p>1971,5</text:p>
          </table:table-cell>
          <table:table-cell table:formula="of:=([.F83]+[.G83])/2" office:value-type="float" office:value="912">
            <text:p>91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iPhone 4S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064">
            <text:p>6064</text:p>
          </table:table-cell>
          <table:table-cell office:value-type="float" office:value="5976">
            <text:p>5976</text:p>
          </table:table-cell>
          <table:table-cell office:value-type="float" office:value="2779">
            <text:p>2779</text:p>
          </table:table-cell>
          <table:table-cell office:value-type="float" office:value="2758">
            <text:p>2758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093">
            <text:p>2093</text:p>
          </table:table-cell>
          <table:table-cell office:value-type="float" office:value="2050">
            <text:p>2050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82">
            <text:p>782</text:p>
          </table:table-cell>
          <table:table-cell office:value-type="float" office:value="785">
            <text:p>785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01]+[.E101])/2" office:value-type="float" office:value="699">
            <text:p>699</text:p>
          </table:table-cell>
          <table:table-cell table:formula="of:=([.B101]+[.C101])/2" office:value-type="float" office:value="692">
            <text:p>692</text:p>
          </table:table-cell>
          <table:table-cell table:formula="of:=([.F101]+[.G101])/2" office:value-type="float" office:value="621">
            <text:p>62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02]+[.E102])/2" office:value-type="float" office:value="2768.5">
            <text:p>2768,5</text:p>
          </table:table-cell>
          <table:table-cell table:formula="of:=([.B102]+[.C102])/2" office:value-type="float" office:value="6020">
            <text:p>6020</text:p>
          </table:table-cell>
          <table:table-cell table:formula="of:=([.F102]+[.G102])/2" office:value-type="float" office:value="951">
            <text:p>9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03]+[.E103])/2" office:value-type="float" office:value="859">
            <text:p>859</text:p>
          </table:table-cell>
          <table:table-cell table:formula="of:=([.B103]+[.C103])/2" office:value-type="float" office:value="2071.5">
            <text:p>2071,5</text:p>
          </table:table-cell>
          <table:table-cell table:formula="of:=([.F103]+[.G103])/2" office:value-type="float" office:value="351">
            <text:p>3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04]+[.E104])/2" office:value-type="float" office:value="783.5">
            <text:p>783,5</text:p>
          </table:table-cell>
          <table:table-cell table:formula="of:=([.B104]+[.C104])/2" office:value-type="float" office:value="719">
            <text:p>719</text:p>
          </table:table-cell>
          <table:table-cell table:formula="of:=([.F104]+[.G104])/2" office:value-type="float" office:value="573.5">
            <text:p>573,5</text:p>
          </table:table-cell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2012-08-07</text:date>, <text:time>15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4M16S</meta:editing-duration>
    <meta:editing-cycles>37</meta:editing-cycles>
    <meta:generator>LibreOffice/3.4$Win32 LibreOffice_project/340m1$Build-203</meta:generator>
    <dc:date>2012-08-07T15:46:05.01</dc:date>
    <dc:creator>miki </dc:creator>
    <meta:document-statistic meta:table-count="3" meta:cell-count="476" meta:object-count="0"/>
    <meta:user-defined meta:name="Info 1"/>
    <meta:user-defined meta:name="Info 2"/>
    <meta:user-defined meta:name="Info 3"/>
    <meta:user-defined meta:name="Info 4"/>
  </office:meta>
</office:document-meta>
</file>